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4cm" svg:height="1.6cm" svg:x="3.994cm" svg:y="1.929cm">
          <text:p text:style-name="P1"><text:span text:style-name="T1">Coun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4cm" svg:height="1.6cm" svg:x="20.794cm" svg:y="1.929cm">
          <text:p text:style-name="P1"><text:span text:style-name="T1">Conti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8cm" svg:height="2cm" svg:x="11.994cm" svg:y="1.729cm">
          <text:p text:style-name="P1"><text:span text:style-name="T1">part 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2cm" svg:height="1.6cm" svg:x="11.8cm" svg:y="7.332cm">
          <text:p text:style-name="P1"><text:span text:style-name="T1">Animal 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4cm" svg:height="1cm" svg:x="12.2cm" svg:y="9.932cm">
          <text:p text:style-name="P1"><text:span text:style-name="T1">Is 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13.4cm" svg:y1="9.932cm" svg:x2="13.4cm" svg:y2="8.932cm" draw:start-shape="id1" draw:start-glue-point="4" draw:end-shape="id2" draw:end-glue-point="2" svg:d="M13400 9932v-1000" svg:viewBox="0 0 1 1001">
          <text:p/>
        </draw:connector>
        <draw:connector draw:style-name="gr3" draw:text-style-name="P1" draw:layer="layout" svg:x1="7.394cm" svg:y1="2.729cm" svg:x2="11.994cm" svg:y2="2.729cm" draw:start-shape="id3" draw:start-glue-point="1" draw:end-shape="id4" svg:d="M7394 2729h4600" svg:viewBox="0 0 4601 1">
          <text:p/>
        </draw:connector>
        <draw:connector draw:style-name="gr3" draw:text-style-name="P1" draw:layer="layout" svg:x1="20.794cm" svg:y1="2.729cm" svg:x2="14.794cm" svg:y2="2.729cm" draw:start-shape="id5" draw:start-glue-point="3" draw:end-shape="id4" draw:end-glue-point="7" svg:d="M20794 2729h-6000" svg:viewBox="0 0 6001 1">
          <text:p/>
        </draw:connector>
        <draw:connector draw:style-name="gr3" draw:text-style-name="P1" draw:layer="layout" svg:x1="13.4cm" svg:y1="6.4cm" svg:x2="13.4cm" svg:y2="7.332cm" draw:start-shape="id6" draw:start-glue-point="6" draw:end-shape="id2" svg:d="M13400 6400v932" svg:viewBox="0 0 1 933">
          <text:p/>
        </draw:connector>
        <draw:custom-shape draw:style-name="gr1" draw:text-style-name="P2" xml:id="id7" draw:id="id7" draw:layer="layout" svg:width="3.4cm" svg:height="1.6cm" svg:x="5cm" svg:y="12.532cm">
          <text:p text:style-name="P1"><text:span text:style-name="T1">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6cm" svg:height="1.6cm" svg:x="11.6cm" svg:y="12.532cm">
          <text:p text:style-name="P1"><text:span text:style-name="T1">Mam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3.4cm" svg:height="1.6cm" svg:x="19.2cm" svg:y="12.532cm">
          <text:p text:style-name="P1"><text:span text:style-name="T1">Bi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.6cm" svg:height="1.6cm" svg:x="11.6cm" svg:y="16.532cm">
          <text:p text:style-name="P1"><text:span text:style-name="T1">Placental Mam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7cm" svg:y1="12.532cm" svg:x2="13.4cm" svg:y2="10.932cm" draw:start-shape="id7" draw:start-glue-point="0" draw:end-shape="id1" draw:end-glue-point="6" svg:d="M6700 12532v-799h6700v-801" svg:viewBox="0 0 6701 1601">
          <text:p/>
        </draw:connector>
        <draw:connector draw:style-name="gr3" draw:text-style-name="P1" draw:layer="layout" svg:x1="13.4cm" svg:y1="10.932cm" svg:x2="13.4cm" svg:y2="12.532cm" draw:start-shape="id1" draw:start-glue-point="6" draw:end-shape="id8" draw:end-glue-point="0" svg:d="M13400 10932v1600" svg:viewBox="0 0 1 1601">
          <text:p/>
        </draw:connector>
        <draw:connector draw:style-name="gr3" draw:text-style-name="P1" draw:layer="layout" svg:x1="13.4cm" svg:y1="10.932cm" svg:x2="20.9cm" svg:y2="12.532cm" draw:start-shape="id1" draw:start-glue-point="6" draw:end-shape="id9" draw:end-glue-point="0" svg:d="M13400 10932v801h7500v799" svg:viewBox="0 0 7501 1601">
          <text:p/>
        </draw:connector>
        <draw:connector draw:style-name="gr2" draw:text-style-name="P1" draw:layer="layout" draw:type="line" svg:x1="13.4cm" svg:y1="16.532cm" svg:x2="13.4cm" svg:y2="14.132cm" draw:start-shape="id10" draw:start-glue-point="0" draw:end-shape="id8" draw:end-glue-point="2" svg:d="M13400 16532v-2400" svg:viewBox="0 0 1 2401">
          <text:p/>
        </draw:connector>
        <draw:line draw:style-name="gr4" draw:text-style-name="P1" draw:layer="layout" svg:x1="3.994cm" svg:y1="1.929cm" svg:x2="2.394cm" svg:y2="1.329cm">
          <text:p/>
        </draw:line>
        <draw:line draw:style-name="gr4" draw:text-style-name="P1" draw:layer="layout" svg:x1="3.994cm" svg:y1="2.729cm" svg:x2="2.194cm" svg:y2="2.729cm">
          <text:p/>
        </draw:line>
        <draw:line draw:style-name="gr4" draw:text-style-name="P1" draw:layer="layout" svg:x1="3.994cm" svg:y1="3.329cm" svg:x2="2.194cm" svg:y2="3.929cm">
          <text:p/>
        </draw:line>
        <draw:line draw:style-name="gr4" draw:text-style-name="P1" draw:layer="layout" svg:x1="14.8cm" svg:y1="5.4cm" svg:x2="16cm" svg:y2="5.4cm">
          <text:p/>
        </draw:line>
        <draw:line draw:style-name="gr4" draw:text-style-name="P1" draw:layer="layout" svg:x1="15.2cm" svg:y1="13.132cm" svg:x2="16.6cm" svg:y2="12.732cm">
          <text:p/>
        </draw:line>
        <draw:line draw:style-name="gr4" draw:text-style-name="P1" draw:layer="layout" svg:x1="15.2cm" svg:y1="13.732cm" svg:x2="16.6cm" svg:y2="14.132cm">
          <text:p/>
        </draw:line>
        <draw:line draw:style-name="gr4" draw:text-style-name="P1" draw:layer="layout" svg:x1="6.4cm" svg:y1="14.132cm" svg:x2="5.4cm" svg:y2="15.532cm">
          <text:p/>
        </draw:line>
        <draw:line draw:style-name="gr4" draw:text-style-name="P1" draw:layer="layout" svg:x1="6.8cm" svg:y1="14.132cm" svg:x2="6.8cm" svg:y2="15.532cm">
          <text:p/>
        </draw:line>
        <draw:line draw:style-name="gr4" draw:text-style-name="P1" draw:layer="layout" svg:x1="7.4cm" svg:y1="14.132cm" svg:x2="8.4cm" svg:y2="15.532cm">
          <text:p/>
        </draw:line>
        <draw:line draw:style-name="gr4" draw:text-style-name="P1" draw:layer="layout" svg:x1="15cm" svg:y1="7.732cm" svg:x2="16.8cm" svg:y2="6.932cm">
          <text:p/>
        </draw:line>
        <draw:line draw:style-name="gr4" draw:text-style-name="P1" draw:layer="layout" svg:x1="15cm" svg:y1="8.332cm" svg:x2="16.8cm" svg:y2="9.332cm">
          <text:p/>
        </draw:line>
        <draw:line draw:style-name="gr4" draw:text-style-name="P1" draw:layer="layout" svg:x1="15.008cm" svg:y1="8.132cm" svg:x2="16.8cm" svg:y2="8.132cm">
          <text:p/>
        </draw:line>
        <draw:line draw:style-name="gr4" draw:text-style-name="P1" draw:layer="layout" svg:x1="20.6cm" svg:y1="14.132cm" svg:x2="19.6cm" svg:y2="15.532cm">
          <text:p/>
        </draw:line>
        <draw:line draw:style-name="gr4" draw:text-style-name="P1" draw:layer="layout" svg:x1="21.6cm" svg:y1="14.132cm" svg:x2="22.6cm" svg:y2="15.532cm">
          <text:p/>
        </draw:line>
        <draw:line draw:style-name="gr4" draw:text-style-name="P1" draw:layer="layout" svg:x1="3.991cm" svg:y1="1.932cm" svg:x2="2.391cm" svg:y2="1.332cm">
          <text:p/>
        </draw:line>
        <draw:line draw:style-name="gr4" draw:text-style-name="P1" draw:layer="layout" svg:x1="3.991cm" svg:y1="2.732cm" svg:x2="2.191cm" svg:y2="2.732cm">
          <text:p/>
        </draw:line>
        <draw:line draw:style-name="gr4" draw:text-style-name="P1" draw:layer="layout" svg:x1="3.991cm" svg:y1="3.332cm" svg:x2="2.191cm" svg:y2="3.932cm">
          <text:p/>
        </draw:line>
        <draw:line draw:style-name="gr4" draw:text-style-name="P1" draw:layer="layout" svg:x1="24.194cm" svg:y1="2.329cm" svg:x2="26.194cm" svg:y2="1.729cm">
          <text:p/>
        </draw:line>
        <draw:line draw:style-name="gr4" draw:text-style-name="P1" draw:layer="layout" svg:x1="24.194cm" svg:y1="2.929cm" svg:x2="25.994cm" svg:y2="3.529cm">
          <text:p/>
        </draw:line>
        <draw:line draw:style-name="gr4" draw:text-style-name="P1" draw:layer="layout" svg:x1="11.6cm" svg:y1="13.332cm" svg:x2="10.6cm" svg:y2="13.332cm">
          <text:p/>
        </draw:line>
        <draw:line draw:style-name="gr4" draw:text-style-name="P1" draw:layer="layout" svg:x1="13cm" svg:y1="18.132cm" svg:x2="12cm" svg:y2="19.532cm">
          <text:p/>
        </draw:line>
        <draw:line draw:style-name="gr4" draw:text-style-name="P1" draw:layer="layout" svg:x1="14cm" svg:y1="18.132cm" svg:x2="15cm" svg:y2="19.532cm">
          <text:p/>
        </draw:line>
        <draw:frame draw:style-name="gr5" draw:text-style-name="P3" draw:layer="layout" svg:width="3.194cm" svg:height="0.729cm" svg:x="0.6cm" svg:y="0.6cm">
          <draw:text-box>
            <text:p><text:span text:style-name="T2">country_name</text:span></text:p>
          </draw:text-box>
        </draw:frame>
        <draw:frame draw:style-name="gr5" draw:text-style-name="P4" draw:layer="layout" svg:width="4.024cm" svg:height="0.729cm" svg:x="-0.024cm" svg:y="2.6cm">
          <draw:text-box>
            <text:p><text:span text:style-name="T1">country_land_area</text:span></text:p>
          </draw:text-box>
        </draw:frame>
        <draw:frame draw:style-name="gr5" draw:text-style-name="P4" draw:layer="layout" svg:width="3.901cm" svg:height="0.729cm" svg:x="0.147cm" svg:y="4.529cm">
          <draw:text-box>
            <text:p><text:span text:style-name="T1">wlife_organisation</text:span></text:p>
          </draw:text-box>
        </draw:frame>
        <draw:line draw:style-name="gr4" draw:text-style-name="P1" draw:layer="layout" svg:x1="11.8cm" svg:y1="7.529cm" svg:x2="10.2cm" svg:y2="6.929cm">
          <text:p/>
        </draw:line>
        <draw:line draw:style-name="gr4" draw:text-style-name="P1" draw:layer="layout" svg:x1="11.8cm" svg:y1="8.329cm" svg:x2="10cm" svg:y2="8.329cm">
          <text:p/>
        </draw:line>
        <draw:line draw:style-name="gr4" draw:text-style-name="P1" draw:layer="layout" svg:x1="11.8cm" svg:y1="8.929cm" svg:x2="10cm" svg:y2="9.529cm">
          <text:p/>
        </draw:line>
        <draw:line draw:style-name="gr4" draw:text-style-name="P1" draw:layer="layout" svg:x1="11.797cm" svg:y1="7.532cm" svg:x2="10.197cm" svg:y2="6.932cm">
          <text:p/>
        </draw:line>
        <draw:line draw:style-name="gr4" draw:text-style-name="P1" draw:layer="layout" svg:x1="11.797cm" svg:y1="8.332cm" svg:x2="9.997cm" svg:y2="8.332cm">
          <text:p/>
        </draw:line>
        <draw:line draw:style-name="gr4" draw:text-style-name="P1" draw:layer="layout" svg:x1="11.797cm" svg:y1="8.932cm" svg:x2="9.997cm" svg:y2="9.532cm">
          <text:p/>
        </draw:line>
        <draw:frame draw:style-name="gr5" draw:text-style-name="P3" draw:layer="layout" svg:width="1.565cm" svg:height="0.729cm" svg:x="9cm" svg:y="6.2cm">
          <draw:text-box>
            <text:p><text:span text:style-name="T2">name</text:span></text:p>
          </draw:text-box>
        </draw:frame>
        <draw:frame draw:style-name="gr5" draw:text-style-name="P4" draw:layer="layout" svg:width="2.513cm" svg:height="0.729cm" svg:x="15.4cm" svg:y="4.529cm">
          <draw:text-box>
            <text:p><text:span text:style-name="T1">Population</text:span></text:p>
          </draw:text-box>
        </draw:frame>
        <draw:frame draw:style-name="gr5" draw:text-style-name="P3" draw:layer="layout" svg:width="3.529cm" svg:height="0.729cm" svg:x="24.4cm" svg:y="0.8cm">
          <draw:text-box>
            <text:p><text:span text:style-name="T2">continent_name</text:span></text:p>
          </draw:text-box>
        </draw:frame>
        <draw:frame draw:style-name="gr5" draw:text-style-name="P4" draw:layer="layout" svg:width="4.359cm" svg:height="0.729cm" svg:x="23.394cm" svg:y="3.8cm">
          <draw:text-box>
            <text:p><text:span text:style-name="T1">continent_land_area</text:span></text:p>
          </draw:text-box>
        </draw:frame>
        <draw:frame draw:style-name="gr5" draw:text-style-name="P4" draw:layer="layout" svg:width="1.162cm" svg:height="0.729cm" svg:x="7.429cm" svg:y="2.729cm">
          <draw:text-box>
            <text:p><text:span text:style-name="T1">0:N</text:span></text:p>
          </draw:text-box>
        </draw:frame>
        <draw:frame draw:style-name="gr5" draw:text-style-name="P4" draw:layer="layout" svg:width="1.162cm" svg:height="0.729cm" svg:x="19.594cm" svg:y="1.929cm">
          <draw:text-box>
            <text:p><text:span text:style-name="T1">0:N</text:span></text:p>
          </draw:text-box>
        </draw:frame>
        <draw:frame draw:style-name="gr5" draw:text-style-name="P4" draw:layer="layout" svg:width="1.162cm" svg:height="0.729cm" svg:x="13.6cm" svg:y="6.532cm">
          <draw:text-box>
            <text:p><text:span text:style-name="T1">1:N</text:span></text:p>
          </draw:text-box>
        </draw:frame>
        <draw:frame draw:style-name="gr5" draw:text-style-name="P4" draw:layer="layout" svg:width="3.245cm" svg:height="0.729cm" svg:x="7.343cm" svg:y="7.529cm">
          <draw:text-box>
            <text:p><text:span text:style-name="T1">do_extinction?</text:span></text:p>
          </draw:text-box>
        </draw:frame>
        <draw:frame draw:style-name="gr5" draw:text-style-name="P4" draw:layer="layout" svg:width="2.653cm" svg:height="0.729cm" svg:x="16.8cm" svg:y="8.803cm">
          <draw:text-box>
            <text:p><text:span text:style-name="T1">ave_weight</text:span></text:p>
          </draw:text-box>
        </draw:frame>
        <draw:frame draw:style-name="gr5" draw:text-style-name="P4" draw:layer="layout" svg:width="1.662cm" svg:height="0.729cm" svg:x="16.547cm" svg:y="6.332cm">
          <draw:text-box>
            <text:p><text:span text:style-name="T1">length</text:span></text:p>
          </draw:text-box>
        </draw:frame>
        <draw:frame draw:style-name="gr5" draw:text-style-name="P4" draw:layer="layout" svg:width="1.967cm" svg:height="0.729cm" svg:x="16.633cm" svg:y="7.732cm">
          <draw:text-box>
            <text:p><text:span text:style-name="T1">lifespan</text:span></text:p>
          </draw:text-box>
        </draw:frame>
        <draw:frame draw:style-name="gr5" draw:text-style-name="P4" draw:layer="layout" svg:width="3.973cm" svg:height="0.729cm" svg:x="6.227cm" svg:y="8.929cm">
          <draw:text-box>
            <text:p><text:span text:style-name="T1">ancestor_species*</text:span></text:p>
          </draw:text-box>
        </draw:frame>
        <draw:frame draw:style-name="gr6" draw:text-style-name="P4" draw:layer="layout" svg:width="1.941cm" svg:height="0.729cm" svg:x="4.2cm" svg:y="15.403cm">
          <draw:text-box>
            <text:p><text:span text:style-name="T1">no_gills</text:span></text:p>
          </draw:text-box>
        </draw:frame>
        <draw:frame draw:style-name="gr5" draw:text-style-name="P4" draw:layer="layout" svg:width="1.874cm" svg:height="0.729cm" svg:x="6cm" svg:y="15.403cm">
          <draw:text-box>
            <text:p><text:span text:style-name="T1">no_fins</text:span></text:p>
          </draw:text-box>
        </draw:frame>
        <draw:frame draw:style-name="gr5" draw:text-style-name="P4" draw:layer="layout" svg:width="2.733cm" svg:height="0.729cm" svg:x="7.867cm" svg:y="15.332cm">
          <draw:text-box>
            <text:p><text:span text:style-name="T1">sea_name+</text:span></text:p>
          </draw:text-box>
        </draw:frame>
        <draw:frame draw:style-name="gr5" draw:text-style-name="P4" draw:layer="layout" svg:width="2.534cm" svg:height="0.729cm" svg:x="18.6cm" svg:y="15.403cm">
          <draw:text-box>
            <text:p><text:span text:style-name="T1">wing_span</text:span></text:p>
          </draw:text-box>
        </draw:frame>
        <draw:frame draw:style-name="gr5" draw:text-style-name="P4" draw:layer="layout" svg:width="1.637cm" svg:height="0.729cm" svg:x="21.763cm" svg:y="15.332cm">
          <draw:text-box>
            <text:p><text:span text:style-name="T1">flight?</text:span></text:p>
          </draw:text-box>
        </draw:frame>
        <draw:frame draw:style-name="gr5" draw:text-style-name="P4" draw:layer="layout" svg:width="3.647cm" svg:height="0.729cm" svg:x="9.8cm" svg:y="19.403cm">
          <draw:text-box>
            <text:p><text:span text:style-name="T1">gestation_period</text:span></text:p>
          </draw:text-box>
        </draw:frame>
        <draw:frame draw:style-name="gr5" draw:text-style-name="P4" draw:layer="layout" svg:width="3.101cm" svg:height="0.729cm" svg:x="13.899cm" svg:y="19.332cm">
          <draw:text-box>
            <text:p><text:span text:style-name="T1">placenta_size</text:span></text:p>
          </draw:text-box>
        </draw:frame>
        <draw:frame draw:style-name="gr5" draw:text-style-name="P4" draw:layer="layout" svg:width="1.992cm" svg:height="0.729cm" svg:x="9.2cm" svg:y="12.603cm">
          <draw:text-box>
            <text:p><text:span text:style-name="T1">no_legs</text:span></text:p>
          </draw:text-box>
        </draw:frame>
        <draw:frame draw:style-name="gr5" draw:text-style-name="P4" draw:layer="layout" svg:width="3.855cm" svg:height="0.729cm" svg:x="14.945cm" svg:y="12.003cm">
          <draw:text-box>
            <text:p><text:span text:style-name="T1">no_cortical_areas</text:span></text:p>
          </draw:text-box>
        </draw:frame>
        <draw:frame draw:style-name="gr5" draw:text-style-name="P4" draw:layer="layout" svg:width="2.678cm" svg:height="0.729cm" svg:x="15.122cm" svg:y="14.003cm">
          <draw:text-box>
            <text:p><text:span text:style-name="T1">tail_length?</text:span></text:p>
          </draw:text-box>
        </draw:frame>
        <draw:custom-shape draw:style-name="gr1" draw:text-style-name="P2" xml:id="id6" draw:id="id6" draw:layer="layout" svg:width="2.8cm" svg:height="2cm" svg:x="12cm" svg:y="4.4cm">
          <text:p text:style-name="P1"><text:span text:style-name="T1">lives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3.394cm" svg:y1="3.729cm" svg:x2="13.4cm" svg:y2="4.4cm" draw:start-shape="id4" draw:start-glue-point="6" draw:end-shape="id6" draw:end-glue-point="4" svg:d="M13394 3729v336h6v335" svg:viewBox="0 0 7 672">
          <text:p/>
        </draw:connector>
        <draw:frame draw:style-name="gr5" draw:text-style-name="P4" draw:layer="layout" svg:width="1.162cm" svg:height="0.729cm" svg:x="13.6cm" svg:y="3.471cm">
          <draw:text-box>
            <text:p><text:span text:style-name="T1">0: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5:59:29.599268775</meta:creation-date>
    <dc:date>2016-03-05T11:38:28.642050068</dc:date>
    <meta:editing-duration>PT1H28M58S</meta:editing-duration>
    <meta:editing-cycles>6</meta:editing-cycles>
    <meta:generator>LibreOffice/4.2.8.2$Linux_X86_64 LibreOffice_project/420m0$Build-2</meta:generator>
    <meta:document-statistic meta:object-count="96"/>
  </office:meta>
</office:document-meta>
</file>